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421cm" svg:height="11.661cm" svg:x="0.007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412cm" fo:page-height="11.6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vel Exner</meta:initial-creator>
    <meta:creation-date>2014-09-20T12:14:01</meta:creation-date>
    <dc:date>2015-08-14T14:09:01.874970017</dc:date>
    <dc:creator>Pavel Exner</dc:creator>
    <meta:editing-duration>P0D</meta:editing-duration>
    <meta:editing-cycles>4</meta:editing-cycles>
    <meta:generator>LibreOffice/4.2.8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true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2">
      <style:chart-properties chart:display-label="true" chart:tick-marks-minor-inner="false" chart:tick-marks-minor-outer="true" chart:logarithmic="true" chart:minimum="0.01" chart:reverse-direction="false" text:line-break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422cm" svg:height="11.662cm" xlink:href="." xlink:type="simple" chart:class="chart:scatter" chart:style-name="ch1">
        <chart:legend svg:x="2.49cm" svg:y="1.879cm" style:legend-expansion="custom" chartooo:width="4.16cm" chartooo:height="4.404cm" style:legend-expansion-aspect-ratio="0.944595821980018" chart:style-name="ch2"/>
        <chart:plot-area chart:style-name="ch3" chart:data-source-has-labels="both" svg:x="0.65cm" svg:y="0.96cm" svg:width="20.82cm" svg:height="9.551cm">
          <chartooo:coordinate-region svg:x="2.489cm" svg:y="1.265cm" svg:width="18.543cm" svg:height="8.387cm"/>
          <chart:axis chart:dimension="x" chart:name="primary-x" chart:style-name="ch4" chartooo:axis-type="auto">
            <chart:title svg:x="9.758cm" svg:y="10.412cm" chart:style-name="ch5">
              <text:p>element size h</text:p>
            </chart:title>
            <chart:categories table:cell-range-address="local-table.$A$2:.$A$8"/>
          </chart:axis>
          <chart:axis chart:dimension="y" chart:name="primary-y" chart:style-name="ch6">
            <chart:title svg:x="0.003cm" svg:y="7.9cm" chart:style-name="ch7">
              <text:p>error in L2 norm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D$2:.$D$8" chart:label-cell-address="local-table.$D$1" chart:class="chart:scatter">
            <chart:data-point chart:repeated="7"/>
          </chart:series>
          <chart:series chart:style-name="ch11" chart:values-cell-range-address="local-table.$E$2:.$E$8" chart:label-cell-address="local-table.$E$1" chart:class="chart:scatter">
            <chart:data-point chart:repeated="7"/>
          </chart:series>
          <chart:series chart:style-name="ch12" chart:values-cell-range-address="local-table.$F$2:.$F$8" chart:label-cell-address="local-table.$F$1" chart:class="chart:scatter">
            <chart:data-point chart:repeated="7"/>
          </chart:series>
          <chart:series chart:style-name="ch13" chart:values-cell-range-address="local-table.$G$2:.$G$8" chart:label-cell-address="local-table.$G$1" chart:class="chart:scatter">
            <chart:data-point chart:repeated="7"/>
          </chart:series>
          <chart:series chart:style-name="ch14" chart:values-cell-range-address="local-table.$H$2:.$H$8" chart:label-cell-address="local-table.$H$1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 = 3.2</text:p>
              </table:table-cell>
              <table:table-cell office:value-type="string">
                <text:p>R = 6.4</text:p>
              </table:table-cell>
              <table:table-cell office:value-type="string">
                <text:p>R = 12.8</text:p>
              </table:table-cell>
              <table:table-cell office:value-type="string">
                <text:p>R = 25.6</text:p>
              </table:table-cell>
              <table:table-cell office:value-type="string">
                <text:p>R = 51.2</text:p>
              </table:table-cell>
              <table:table-cell office:value-type="string">
                <text:p>FEM (ur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835">
                <text:p>25.835</text:p>
              </table:table-cell>
              <table:table-cell office:value-type="float" office:value="22.014">
                <text:p>22.0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6">
                <text:p>9.96</text:p>
              </table:table-cell>
              <table:table-cell office:value-type="float" office:value="6.4226">
                <text:p>6.4226</text:p>
              </table:table-cell>
              <table:table-cell office:value-type="float" office:value="5.5544">
                <text:p>5.5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">
                <text:p>5.41</text:p>
              </table:table-cell>
              <table:table-cell office:value-type="float" office:value="2.58">
                <text:p>2.58</text:p>
              </table:table-cell>
              <table:table-cell office:value-type="float" office:value="1.6356">
                <text:p>1.6356</text:p>
              </table:table-cell>
              <table:table-cell office:value-type="float" office:value="1.3919">
                <text:p>1.3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25">
                <text:p>3.125</text:p>
              </table:table-cell>
              <table:table-cell office:value-type="float" office:value="12.4">
                <text:p>12.4</text:p>
              </table:table-cell>
              <table:table-cell office:value-type="float" office:value="3.54">
                <text:p>3.54</text:p>
              </table:table-cell>
              <table:table-cell office:value-type="float" office:value="1.3">
                <text:p>1.3</text:p>
              </table:table-cell>
              <table:table-cell office:value-type="float" office:value="0.67">
                <text:p>0.67</text:p>
              </table:table-cell>
              <table:table-cell office:value-type="float" office:value="0.42803">
                <text:p>0.42803</text:p>
              </table:table-cell>
              <table:table-cell office:value-type="float" office:value="0.34817">
                <text:p>0.34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25">
                <text:p>1.5625</text:p>
              </table:table-cell>
              <table:table-cell office:value-type="float" office:value="3.13">
                <text:p>3.13</text:p>
              </table:table-cell>
              <table:table-cell office:value-type="float" office:value="0.891">
                <text:p>0.891</text:p>
              </table:table-cell>
              <table:table-cell office:value-type="float" office:value="0.338">
                <text:p>0.338</text:p>
              </table:table-cell>
              <table:table-cell office:value-type="float" office:value="0.174">
                <text:p>0.174</text:p>
              </table:table-cell>
              <table:table-cell office:value-type="float" office:value="0.11288">
                <text:p>0.11288</text:p>
              </table:table-cell>
              <table:table-cell office:value-type="float" office:value="0.087054">
                <text:p>0.087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12">
                <text:p>0.7812</text:p>
              </table:table-cell>
              <table:table-cell office:value-type="float" office:value="0.767">
                <text:p>0.767</text:p>
              </table:table-cell>
              <table:table-cell office:value-type="float" office:value="0.236">
                <text:p>0.236</text:p>
              </table:table-cell>
              <table:table-cell office:value-type="float" office:value="0.095">
                <text:p>0.095</text:p>
              </table:table-cell>
              <table:table-cell office:value-type="float" office:value="0.0543">
                <text:p>0.0543</text:p>
              </table:table-cell>
              <table:table-cell office:value-type="float" office:value="0.041044">
                <text:p>0.041044</text:p>
              </table:table-cell>
              <table:table-cell office:value-type="float" office:value="0.021764">
                <text:p>0.02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06">
                <text:p>0.3906</text:p>
              </table:table-cell>
              <table:table-cell office:value-type="float" office:value="0.209">
                <text:p>0.209</text:p>
              </table:table-cell>
              <table:table-cell office:value-type="float" office:value="0.0705">
                <text:p>0.0705</text:p>
              </table:table-cell>
              <table:table-cell office:value-type="float" office:value="0.034">
                <text:p>0.034</text:p>
              </table:table-cell>
              <table:table-cell office:value-type="float" office:value="0.0246">
                <text:p>0.0246</text:p>
              </table:table-cell>
              <table:table-cell office:value-type="float" office:value="0.0223">
                <text:p>0.0223</text:p>
              </table:table-cell>
              <table:table-cell office:value-type="float" office:value="0.0054412">
                <text:p>0.0054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